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CRandomAccessFile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CRandomAccessFile.RACRandomAccessFile( File tem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CRandomAccessFil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RACRandomAccessFile( RandomAccessContent r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CRandomAccessFil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skipByte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CRandomAccessFile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CRandomAccessFile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deleteTempFile( File temp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CRandomAccessFile.setLength( long new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createTemp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CRandomAccessFil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